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Bitter" svg:font-family="Bitter, Georgia, serif"/>
    <style:font-face style:name="Lohit Hindi1" svg:font-family="'Lohit Hindi'"/>
    <style:font-face style:name="Source Sans Pro" svg:font-family="'Source Sans Pro', Helvetica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officeooo:paragraph-rsid="001d620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paragraph-rsid="002bb43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paragraph-rsid="002ee3a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paragraph-rsid="00f5b2d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paragraph-rsid="003709f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paragraph-rsid="00566cc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paragraph-rsid="0105057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paragraph-rsid="0106612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paragraph-rsid="0107c2c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f3451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88cb6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officeooo:paragraph-rsid="001d6205"/>
    </style:style>
    <style:style style:name="P13" style:family="paragraph" style:parent-style-name="Standard">
      <style:paragraph-properties fo:text-align="justify" style:justify-single-word="false"/>
      <style:text-properties style:font-name="Arial" officeooo:paragraph-rsid="00c12e46"/>
    </style:style>
    <style:style style:name="P14" style:family="paragraph" style:parent-style-name="Standard">
      <style:paragraph-properties fo:text-align="justify" style:justify-single-word="false"/>
      <style:text-properties style:font-name="Arial" officeooo:paragraph-rsid="00234d85"/>
    </style:style>
    <style:style style:name="P15" style:family="paragraph" style:parent-style-name="Standard">
      <style:paragraph-properties fo:text-align="justify" style:justify-single-word="false"/>
      <style:text-properties style:font-name="Arial" officeooo:paragraph-rsid="002bb437"/>
    </style:style>
    <style:style style:name="P16" style:family="paragraph" style:parent-style-name="Standard">
      <style:paragraph-properties fo:text-align="justify" style:justify-single-word="false"/>
      <style:text-properties style:font-name="Arial" officeooo:paragraph-rsid="002ee3a9"/>
    </style:style>
    <style:style style:name="P17" style:family="paragraph" style:parent-style-name="Standard">
      <style:paragraph-properties fo:text-align="justify" style:justify-single-word="false"/>
      <style:text-properties style:font-name="Arial" officeooo:paragraph-rsid="002ff0a4"/>
    </style:style>
    <style:style style:name="P18" style:family="paragraph" style:parent-style-name="Standard">
      <style:paragraph-properties fo:text-align="justify" style:justify-single-word="false"/>
      <style:text-properties style:font-name="Arial" officeooo:paragraph-rsid="0034bce4"/>
    </style:style>
    <style:style style:name="P19" style:family="paragraph" style:parent-style-name="Standard">
      <style:paragraph-properties fo:text-align="justify" style:justify-single-word="false"/>
      <style:text-properties style:font-name="Arial" officeooo:paragraph-rsid="003709fc"/>
    </style:style>
    <style:style style:name="P20" style:family="paragraph" style:parent-style-name="Standard">
      <style:paragraph-properties fo:text-align="justify" style:justify-single-word="false"/>
      <style:text-properties style:font-name="Arial" officeooo:paragraph-rsid="00566cc0"/>
    </style:style>
    <style:style style:name="P21" style:family="paragraph" style:parent-style-name="Standard">
      <style:paragraph-properties fo:text-align="justify" style:justify-single-word="false"/>
      <style:text-properties style:font-name="Arial" officeooo:paragraph-rsid="0068a363"/>
    </style:style>
    <style:style style:name="P22" style:family="paragraph" style:parent-style-name="Standard">
      <style:paragraph-properties fo:text-align="justify" style:justify-single-word="false"/>
      <style:text-properties style:font-name="Arial" officeooo:paragraph-rsid="006a71ac"/>
    </style:style>
    <style:style style:name="P23" style:family="paragraph" style:parent-style-name="Standard">
      <style:paragraph-properties fo:text-align="justify" style:justify-single-word="false"/>
      <style:text-properties style:font-name="Arial" officeooo:paragraph-rsid="007bef49"/>
    </style:style>
    <style:style style:name="P24" style:family="paragraph" style:parent-style-name="Standard">
      <style:paragraph-properties fo:text-align="justify" style:justify-single-word="false"/>
      <style:text-properties style:font-name="Arial" officeooo:paragraph-rsid="008a8d27"/>
    </style:style>
    <style:style style:name="P25" style:family="paragraph" style:parent-style-name="Standard">
      <style:paragraph-properties fo:text-align="justify" style:justify-single-word="false"/>
      <style:text-properties style:font-name="Arial" officeooo:paragraph-rsid="0088cb62"/>
    </style:style>
    <style:style style:name="P26" style:family="paragraph" style:parent-style-name="Standard">
      <style:paragraph-properties fo:text-align="justify" style:justify-single-word="false"/>
      <style:text-properties style:font-name="Arial" officeooo:paragraph-rsid="00aae31b"/>
    </style:style>
    <style:style style:name="P27" style:family="paragraph" style:parent-style-name="Standard">
      <style:paragraph-properties fo:text-align="justify" style:justify-single-word="false"/>
      <style:text-properties style:font-name="Arial" officeooo:paragraph-rsid="00b938a9"/>
    </style:style>
    <style:style style:name="P28" style:family="paragraph" style:parent-style-name="Standard">
      <style:paragraph-properties fo:text-align="justify" style:justify-single-word="false"/>
      <style:text-properties style:font-name="Arial" officeooo:paragraph-rsid="00accbd1"/>
    </style:style>
    <style:style style:name="P29" style:family="paragraph" style:parent-style-name="Standard">
      <style:paragraph-properties fo:text-align="justify" style:justify-single-word="false"/>
      <style:text-properties style:font-name="Arial" officeooo:paragraph-rsid="00fc02c0"/>
    </style:style>
    <style:style style:name="P30" style:family="paragraph" style:parent-style-name="Standard">
      <style:paragraph-properties fo:text-align="justify" style:justify-single-word="false"/>
      <style:text-properties style:font-name="Arial" fo:font-weight="normal" officeooo:paragraph-rsid="0107c2c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weight="normal" officeooo:paragraph-rsid="0109056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officeooo:paragraph-rsid="00fc02c0"/>
    </style:style>
    <style:style style:name="P33" style:family="paragraph" style:parent-style-name="Standard">
      <style:paragraph-properties fo:text-align="justify" style:justify-single-word="false"/>
      <style:text-properties officeooo:paragraph-rsid="00fdc3a1"/>
    </style:style>
    <style:style style:name="P34" style:family="paragraph" style:parent-style-name="Standard">
      <style:paragraph-properties fo:text-align="justify" style:justify-single-word="false"/>
      <style:text-properties officeooo:paragraph-rsid="00fdfdf7"/>
    </style:style>
    <style:style style:name="T1" style:family="text">
      <style:text-properties officeooo:rsid="001d6205"/>
    </style:style>
    <style:style style:name="T2" style:family="text">
      <style:text-properties officeooo:rsid="001dc443"/>
    </style:style>
    <style:style style:name="T3" style:family="text">
      <style:text-properties officeooo:rsid="001e04be"/>
    </style:style>
    <style:style style:name="T4" style:family="text">
      <style:text-properties officeooo:rsid="00234d85"/>
    </style:style>
    <style:style style:name="T5" style:family="text">
      <style:text-properties officeooo:rsid="0024beb6"/>
    </style:style>
    <style:style style:name="T6" style:family="text">
      <style:text-properties officeooo:rsid="0025f011"/>
    </style:style>
    <style:style style:name="T7" style:family="text">
      <style:text-properties fo:font-weight="bold" officeooo:rsid="001dc443" style:font-weight-asian="bold" style:font-weight-complex="bold"/>
    </style:style>
    <style:style style:name="T8" style:family="text">
      <style:text-properties fo:font-weight="bold" officeooo:rsid="0071dd6e" style:font-weight-asian="bold" style:font-weight-complex="bold"/>
    </style:style>
    <style:style style:name="T9" style:family="text">
      <style:text-properties fo:font-weight="bold" officeooo:rsid="0070b1a6" style:font-weight-asian="bold" style:font-weight-complex="bold"/>
    </style:style>
    <style:style style:name="T10" style:family="text">
      <style:text-properties officeooo:rsid="00291d51"/>
    </style:style>
    <style:style style:name="T11" style:family="text">
      <style:text-properties officeooo:rsid="002a44cd"/>
    </style:style>
    <style:style style:name="T12" style:family="text">
      <style:text-properties officeooo:rsid="002b2e4c"/>
    </style:style>
    <style:style style:name="T13" style:family="text">
      <style:text-properties officeooo:rsid="002bb437"/>
    </style:style>
    <style:style style:name="T14" style:family="text">
      <style:text-properties officeooo:rsid="002c60ad"/>
    </style:style>
    <style:style style:name="T15" style:family="text">
      <style:text-properties officeooo:rsid="002e7477"/>
    </style:style>
    <style:style style:name="T16" style:family="text">
      <style:text-properties officeooo:rsid="002ff0a4"/>
    </style:style>
    <style:style style:name="T17" style:family="text">
      <style:text-properties officeooo:rsid="00318a6d"/>
    </style:style>
    <style:style style:name="T18" style:family="text">
      <style:text-properties officeooo:rsid="00331c38"/>
    </style:style>
    <style:style style:name="T19" style:family="text">
      <style:text-properties officeooo:rsid="003433c1"/>
    </style:style>
    <style:style style:name="T20" style:family="text">
      <style:text-properties officeooo:rsid="003461b0"/>
    </style:style>
    <style:style style:name="T21" style:family="text">
      <style:text-properties officeooo:rsid="0034bce4"/>
    </style:style>
    <style:style style:name="T22" style:family="text">
      <style:text-properties officeooo:rsid="003709fc"/>
    </style:style>
    <style:style style:name="T23" style:family="text">
      <style:text-properties officeooo:rsid="003791d9"/>
    </style:style>
    <style:style style:name="T24" style:family="text">
      <style:text-properties officeooo:rsid="003899f1"/>
    </style:style>
    <style:style style:name="T25" style:family="text">
      <style:text-properties officeooo:rsid="003a7538"/>
    </style:style>
    <style:style style:name="T26" style:family="text">
      <style:text-properties officeooo:rsid="003a9242"/>
    </style:style>
    <style:style style:name="T27" style:family="text">
      <style:text-properties officeooo:rsid="003dab76"/>
    </style:style>
    <style:style style:name="T28" style:family="text">
      <style:text-properties officeooo:rsid="003ea79f"/>
    </style:style>
    <style:style style:name="T29" style:family="text">
      <style:text-properties officeooo:rsid="003efd62"/>
    </style:style>
    <style:style style:name="T30" style:family="text">
      <style:text-properties officeooo:rsid="0040ab01"/>
    </style:style>
    <style:style style:name="T31" style:family="text">
      <style:text-properties officeooo:rsid="00410597"/>
    </style:style>
    <style:style style:name="T32" style:family="text">
      <style:text-properties officeooo:rsid="00428d11"/>
    </style:style>
    <style:style style:name="T33" style:family="text">
      <style:text-properties officeooo:rsid="004581f6"/>
    </style:style>
    <style:style style:name="T34" style:family="text">
      <style:text-properties officeooo:rsid="00465655"/>
    </style:style>
    <style:style style:name="T35" style:family="text">
      <style:text-properties officeooo:rsid="00468a7a"/>
    </style:style>
    <style:style style:name="T36" style:family="text">
      <style:text-properties officeooo:rsid="0046c6b8"/>
    </style:style>
    <style:style style:name="T37" style:family="text">
      <style:text-properties officeooo:rsid="0048fb9f"/>
    </style:style>
    <style:style style:name="T38" style:family="text">
      <style:text-properties officeooo:rsid="004aeda7"/>
    </style:style>
    <style:style style:name="T39" style:family="text">
      <style:text-properties officeooo:rsid="004babd9"/>
    </style:style>
    <style:style style:name="T40" style:family="text">
      <style:text-properties officeooo:rsid="004bd0a4"/>
    </style:style>
    <style:style style:name="T41" style:family="text">
      <style:text-properties officeooo:rsid="004cbf38"/>
    </style:style>
    <style:style style:name="T42" style:family="text">
      <style:text-properties officeooo:rsid="004dd1ec"/>
    </style:style>
    <style:style style:name="T43" style:family="text">
      <style:text-properties officeooo:rsid="004e0c00"/>
    </style:style>
    <style:style style:name="T44" style:family="text">
      <style:text-properties officeooo:rsid="004fda89"/>
    </style:style>
    <style:style style:name="T45" style:family="text">
      <style:text-properties officeooo:rsid="00508fab"/>
    </style:style>
    <style:style style:name="T46" style:family="text">
      <style:text-properties officeooo:rsid="0052896a"/>
    </style:style>
    <style:style style:name="T47" style:family="text">
      <style:text-properties officeooo:rsid="005316ad"/>
    </style:style>
    <style:style style:name="T48" style:family="text">
      <style:text-properties officeooo:rsid="00538b24"/>
    </style:style>
    <style:style style:name="T49" style:family="text">
      <style:text-properties officeooo:rsid="005438df"/>
    </style:style>
    <style:style style:name="T50" style:family="text">
      <style:text-properties officeooo:rsid="0054a4a4"/>
    </style:style>
    <style:style style:name="T51" style:family="text">
      <style:text-properties officeooo:rsid="00566cc0"/>
    </style:style>
    <style:style style:name="T52" style:family="text">
      <style:text-properties officeooo:rsid="0056f830"/>
    </style:style>
    <style:style style:name="T53" style:family="text">
      <style:text-properties officeooo:rsid="005712bb"/>
    </style:style>
    <style:style style:name="T54" style:family="text">
      <style:text-properties officeooo:rsid="00577e98"/>
    </style:style>
    <style:style style:name="T55" style:family="text">
      <style:text-properties officeooo:rsid="00584068"/>
    </style:style>
    <style:style style:name="T56" style:family="text">
      <style:text-properties officeooo:rsid="005a0f06"/>
    </style:style>
    <style:style style:name="T57" style:family="text">
      <style:text-properties officeooo:rsid="005a6680"/>
    </style:style>
    <style:style style:name="T58" style:family="text">
      <style:text-properties officeooo:rsid="005be55a"/>
    </style:style>
    <style:style style:name="T59" style:family="text">
      <style:text-properties officeooo:rsid="005d8ed0"/>
    </style:style>
    <style:style style:name="T60" style:family="text">
      <style:text-properties officeooo:rsid="005f8702"/>
    </style:style>
    <style:style style:name="T61" style:family="text">
      <style:text-properties officeooo:rsid="00604bcf"/>
    </style:style>
    <style:style style:name="T62" style:family="text">
      <style:text-properties officeooo:rsid="0060e1df"/>
    </style:style>
    <style:style style:name="T63" style:family="text">
      <style:text-properties officeooo:rsid="0062776f"/>
    </style:style>
    <style:style style:name="T64" style:family="text">
      <style:text-properties officeooo:rsid="0062b1df"/>
    </style:style>
    <style:style style:name="T65" style:family="text">
      <style:text-properties officeooo:rsid="006495db"/>
    </style:style>
    <style:style style:name="T66" style:family="text">
      <style:text-properties officeooo:rsid="006542a5"/>
    </style:style>
    <style:style style:name="T67" style:family="text">
      <style:text-properties officeooo:rsid="0065d3d4"/>
    </style:style>
    <style:style style:name="T68" style:family="text">
      <style:text-properties officeooo:rsid="0068a363"/>
    </style:style>
    <style:style style:name="T69" style:family="text">
      <style:text-properties officeooo:rsid="006a71ac"/>
    </style:style>
    <style:style style:name="T70" style:family="text">
      <style:text-properties officeooo:rsid="0070b1a6"/>
    </style:style>
    <style:style style:name="T71" style:family="text">
      <style:text-properties officeooo:rsid="0071c6c9"/>
    </style:style>
    <style:style style:name="T72" style:family="text">
      <style:text-properties officeooo:rsid="0071dd6e"/>
    </style:style>
    <style:style style:name="T73" style:family="text">
      <style:text-properties fo:font-weight="normal" officeooo:rsid="007721ba" style:font-weight-asian="normal" style:font-weight-complex="normal"/>
    </style:style>
    <style:style style:name="T74" style:family="text">
      <style:text-properties fo:font-weight="normal" officeooo:rsid="0078a31d" style:font-weight-asian="normal" style:font-weight-complex="normal"/>
    </style:style>
    <style:style style:name="T75" style:family="text">
      <style:text-properties fo:font-weight="normal" officeooo:rsid="0079042d" style:font-weight-asian="normal" style:font-weight-complex="normal"/>
    </style:style>
    <style:style style:name="T76" style:family="text">
      <style:text-properties fo:font-weight="normal" officeooo:rsid="0079dc51" style:font-weight-asian="normal" style:font-weight-complex="normal"/>
    </style:style>
    <style:style style:name="T77" style:family="text">
      <style:text-properties fo:font-weight="normal" officeooo:rsid="007a5532" style:font-weight-asian="normal" style:font-weight-complex="normal"/>
    </style:style>
    <style:style style:name="T78" style:family="text">
      <style:text-properties fo:font-weight="normal" officeooo:rsid="007b3d97" style:font-weight-asian="normal" style:font-weight-complex="normal"/>
    </style:style>
    <style:style style:name="T79" style:family="text">
      <style:text-properties fo:font-weight="normal" officeooo:rsid="007bef49" style:font-weight-asian="normal" style:font-weight-complex="normal"/>
    </style:style>
    <style:style style:name="T80" style:family="text">
      <style:text-properties fo:font-weight="normal" officeooo:rsid="007e9e25" style:font-weight-asian="normal" style:font-weight-complex="normal"/>
    </style:style>
    <style:style style:name="T81" style:family="text">
      <style:text-properties fo:font-weight="normal" officeooo:rsid="008073ff" style:font-weight-asian="normal" style:font-weight-complex="normal"/>
    </style:style>
    <style:style style:name="T82" style:family="text">
      <style:text-properties fo:font-weight="normal" officeooo:rsid="008115b3" style:font-weight-asian="normal" style:font-weight-complex="normal"/>
    </style:style>
    <style:style style:name="T83" style:family="text">
      <style:text-properties fo:font-weight="normal" officeooo:rsid="00829478" style:font-weight-asian="normal" style:font-weight-complex="normal"/>
    </style:style>
    <style:style style:name="T84" style:family="text">
      <style:text-properties fo:font-weight="normal" officeooo:rsid="00862eea" style:font-weight-asian="normal" style:font-weight-complex="normal"/>
    </style:style>
    <style:style style:name="T85" style:family="text">
      <style:text-properties fo:font-weight="normal" officeooo:rsid="0088cb62" style:font-weight-asian="normal" style:font-weight-complex="normal"/>
    </style:style>
    <style:style style:name="T86" style:family="text">
      <style:text-properties fo:font-weight="normal" officeooo:rsid="008a8d27" style:font-weight-asian="normal" style:font-weight-complex="normal"/>
    </style:style>
    <style:style style:name="T87" style:family="text">
      <style:text-properties fo:font-weight="normal" officeooo:rsid="008b4f4a" style:font-weight-asian="normal" style:font-weight-complex="normal"/>
    </style:style>
    <style:style style:name="T88" style:family="text">
      <style:text-properties fo:font-weight="normal" officeooo:rsid="00a4bac2" style:font-weight-asian="normal" style:font-weight-complex="normal"/>
    </style:style>
    <style:style style:name="T89" style:family="text">
      <style:text-properties fo:font-weight="normal" officeooo:rsid="00a5e908" style:font-weight-asian="normal" style:font-weight-complex="normal"/>
    </style:style>
    <style:style style:name="T90" style:family="text">
      <style:text-properties fo:font-weight="normal" officeooo:rsid="00a86487" style:font-weight-asian="normal" style:font-weight-complex="normal"/>
    </style:style>
    <style:style style:name="T91" style:family="text">
      <style:text-properties fo:font-weight="normal" officeooo:rsid="00a8fa1c" style:font-weight-asian="normal" style:font-weight-complex="normal"/>
    </style:style>
    <style:style style:name="T92" style:family="text">
      <style:text-properties fo:font-weight="normal" officeooo:rsid="00ab2421" style:font-weight-asian="normal" style:font-weight-complex="normal"/>
    </style:style>
    <style:style style:name="T93" style:family="text">
      <style:text-properties fo:font-weight="normal" officeooo:rsid="00ac163e" style:font-weight-asian="normal" style:font-weight-complex="normal"/>
    </style:style>
    <style:style style:name="T94" style:family="text">
      <style:text-properties fo:font-weight="normal" officeooo:rsid="00ac81d5" style:font-weight-asian="normal" style:font-weight-complex="normal"/>
    </style:style>
    <style:style style:name="T95" style:family="text">
      <style:text-properties fo:font-weight="normal" officeooo:rsid="00accbd1" style:font-weight-asian="normal" style:font-weight-complex="normal"/>
    </style:style>
    <style:style style:name="T96" style:family="text">
      <style:text-properties fo:font-weight="normal" officeooo:rsid="00ae9a18" style:font-weight-asian="normal" style:font-weight-complex="normal"/>
    </style:style>
    <style:style style:name="T97" style:family="text">
      <style:text-properties fo:font-weight="normal" officeooo:rsid="00af67a6" style:font-weight-asian="normal" style:font-weight-complex="normal"/>
    </style:style>
    <style:style style:name="T98" style:family="text">
      <style:text-properties fo:font-weight="normal" officeooo:rsid="00b0a6d3" style:font-weight-asian="normal" style:font-weight-complex="normal"/>
    </style:style>
    <style:style style:name="T99" style:family="text">
      <style:text-properties fo:font-weight="normal" officeooo:rsid="00b1b2f5" style:font-weight-asian="normal" style:font-weight-complex="normal"/>
    </style:style>
    <style:style style:name="T100" style:family="text">
      <style:text-properties fo:font-weight="normal" officeooo:rsid="00b1b33f" style:font-weight-asian="normal" style:font-weight-complex="normal"/>
    </style:style>
    <style:style style:name="T101" style:family="text">
      <style:text-properties fo:font-weight="normal" officeooo:rsid="00b2ea40" style:font-weight-asian="normal" style:font-weight-complex="normal"/>
    </style:style>
    <style:style style:name="T102" style:family="text">
      <style:text-properties fo:font-weight="normal" officeooo:rsid="00b5ad2d" style:font-weight-asian="normal" style:font-weight-complex="normal"/>
    </style:style>
    <style:style style:name="T103" style:family="text">
      <style:text-properties fo:font-weight="normal" officeooo:rsid="00b681a2" style:font-weight-asian="normal" style:font-weight-complex="normal"/>
    </style:style>
    <style:style style:name="T104" style:family="text">
      <style:text-properties fo:font-weight="normal" officeooo:rsid="00b84ce2" style:font-weight-asian="normal" style:font-weight-complex="normal"/>
    </style:style>
    <style:style style:name="T105" style:family="text">
      <style:text-properties fo:font-weight="normal" officeooo:rsid="00b938a9" style:font-weight-asian="normal" style:font-weight-complex="normal"/>
    </style:style>
    <style:style style:name="T106" style:family="text">
      <style:text-properties fo:font-weight="normal" officeooo:rsid="00fc02c0" style:font-weight-asian="normal" style:font-weight-complex="normal"/>
    </style:style>
    <style:style style:name="T107" style:family="text">
      <style:text-properties fo:font-weight="normal" officeooo:rsid="00fdc3a1" style:font-weight-asian="normal" style:font-weight-complex="normal"/>
    </style:style>
    <style:style style:name="T108" style:family="text">
      <style:text-properties fo:font-weight="normal" officeooo:rsid="00fdfdf7" style:font-weight-asian="normal" style:font-weight-complex="normal"/>
    </style:style>
    <style:style style:name="T109" style:family="text">
      <style:text-properties fo:font-weight="normal" officeooo:rsid="0102890a" style:font-weight-asian="normal" style:font-weight-complex="normal"/>
    </style:style>
    <style:style style:name="T110" style:family="text">
      <style:text-properties fo:font-weight="normal" officeooo:rsid="0105057d" style:font-weight-asian="normal" style:font-weight-complex="normal"/>
    </style:style>
    <style:style style:name="T111" style:family="text">
      <style:text-properties fo:font-weight="normal" officeooo:rsid="0107c2c4" style:font-weight-asian="normal" style:font-weight-complex="normal"/>
    </style:style>
    <style:style style:name="T112" style:family="text">
      <style:text-properties officeooo:rsid="0088cb62"/>
    </style:style>
    <style:style style:name="T113" style:family="text">
      <style:text-properties fo:font-style="italic" officeooo:rsid="0062776f" style:font-style-asian="italic" style:font-style-complex="italic"/>
    </style:style>
    <style:style style:name="T114" style:family="text">
      <style:text-properties fo:font-style="italic" officeooo:rsid="001d6205" style:font-style-asian="italic" style:font-style-complex="italic"/>
    </style:style>
    <style:style style:name="T115" style:family="text">
      <style:text-properties fo:font-style="italic" fo:font-weight="normal" officeooo:rsid="008a8d27" style:font-style-asian="italic" style:font-weight-asian="normal" style:font-style-complex="italic" style:font-weight-complex="normal"/>
    </style:style>
    <style:style style:name="T116" style:family="text">
      <style:text-properties fo:font-style="italic" fo:font-weight="normal" officeooo:rsid="0091afa6" style:font-style-asian="italic" style:font-weight-asian="normal" style:font-style-complex="italic" style:font-weight-complex="normal"/>
    </style:style>
    <style:style style:name="T117" style:family="text">
      <style:text-properties fo:font-style="italic" fo:font-weight="normal" officeooo:rsid="00accbd1" style:font-style-asian="italic" style:font-weight-asian="normal" style:font-style-complex="italic" style:font-weight-complex="normal"/>
    </style:style>
    <style:style style:name="T118" style:family="text">
      <style:text-properties fo:font-style="normal" fo:font-weight="normal" officeooo:rsid="008a8d2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8d5456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8e3ca2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8efd2c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8fd7f8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911ba4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91afa6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98208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9a0dbc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9cde2b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9e9461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a2209a" style:font-style-asian="normal" style:font-weight-asian="normal" style:font-style-complex="normal" style:font-weight-complex="normal"/>
    </style:style>
    <style:style style:name="T130" style:family="text">
      <style:text-properties officeooo:rsid="00bd6ea5"/>
    </style:style>
    <style:style style:name="T131" style:family="text">
      <style:text-properties officeooo:rsid="00be72cb"/>
    </style:style>
    <style:style style:name="T132" style:family="text">
      <style:text-properties officeooo:rsid="00c12e46"/>
    </style:style>
    <style:style style:name="T133" style:family="text">
      <style:text-properties style:font-name="Arial" fo:font-weight="normal" officeooo:rsid="00fc02c0" style:font-weight-asian="normal" style:font-weight-complex="normal"/>
    </style:style>
    <style:style style:name="T134" style:family="text">
      <style:text-properties style:font-name="Arial" fo:font-weight="normal" officeooo:rsid="00fdc3a1" style:font-weight-asian="normal" style:font-weight-complex="normal"/>
    </style:style>
    <style:style style:name="T135" style:family="text">
      <style:text-properties style:font-name="Arial" fo:font-weight="normal" officeooo:rsid="00fdfdf7" style:font-weight-asian="normal" style:font-weight-complex="normal"/>
    </style:style>
    <style:style style:name="T136" style:family="text">
      <style:text-properties officeooo:rsid="00c30f72"/>
    </style:style>
    <style:style style:name="T137" style:family="text">
      <style:text-properties officeooo:rsid="00c391f6"/>
    </style:style>
    <style:style style:name="T138" style:family="text">
      <style:text-properties officeooo:rsid="00c70b86"/>
    </style:style>
    <style:style style:name="T139" style:family="text">
      <style:text-properties officeooo:rsid="00c8c81e"/>
    </style:style>
    <style:style style:name="T140" style:family="text">
      <style:text-properties officeooo:rsid="00c98a86"/>
    </style:style>
    <style:style style:name="T141" style:family="text">
      <style:text-properties officeooo:rsid="00ca1e36"/>
    </style:style>
    <style:style style:name="T142" style:family="text">
      <style:text-properties officeooo:rsid="00cdd5be"/>
    </style:style>
    <style:style style:name="T143" style:family="text">
      <style:text-properties officeooo:rsid="00ce41ab"/>
    </style:style>
    <style:style style:name="T144" style:family="text">
      <style:text-properties officeooo:rsid="00ceda92"/>
    </style:style>
    <style:style style:name="T145" style:family="text">
      <style:text-properties officeooo:rsid="00cfc55f"/>
    </style:style>
    <style:style style:name="T146" style:family="text">
      <style:text-properties officeooo:rsid="00cffab3"/>
    </style:style>
    <style:style style:name="T147" style:family="text">
      <style:text-properties officeooo:rsid="00d016c6"/>
    </style:style>
    <style:style style:name="T148" style:family="text">
      <style:text-properties officeooo:rsid="00d186fb"/>
    </style:style>
    <style:style style:name="T149" style:family="text">
      <style:text-properties officeooo:rsid="00d2970c"/>
    </style:style>
    <style:style style:name="T150" style:family="text">
      <style:text-properties officeooo:rsid="00d340f1"/>
    </style:style>
    <style:style style:name="T151" style:family="text">
      <style:text-properties officeooo:rsid="00d5f321"/>
    </style:style>
    <style:style style:name="T152" style:family="text">
      <style:text-properties officeooo:rsid="00d7d090"/>
    </style:style>
    <style:style style:name="T153" style:family="text">
      <style:text-properties officeooo:rsid="00db073e"/>
    </style:style>
    <style:style style:name="T154" style:family="text">
      <style:text-properties officeooo:rsid="00dde138"/>
    </style:style>
    <style:style style:name="T155" style:family="text">
      <style:text-properties officeooo:rsid="00e016bd"/>
    </style:style>
    <style:style style:name="T156" style:family="text">
      <style:text-properties officeooo:rsid="00e0c10d"/>
    </style:style>
    <style:style style:name="T157" style:family="text">
      <style:text-properties officeooo:rsid="00e0c266"/>
    </style:style>
    <style:style style:name="T158" style:family="text">
      <style:text-properties officeooo:rsid="00e27f4c"/>
    </style:style>
    <style:style style:name="T159" style:family="text">
      <style:text-properties officeooo:rsid="00e40a56"/>
    </style:style>
    <style:style style:name="T160" style:family="text">
      <style:text-properties officeooo:rsid="00e453cc"/>
    </style:style>
    <style:style style:name="T161" style:family="text">
      <style:text-properties officeooo:rsid="00e6735c"/>
    </style:style>
    <style:style style:name="T162" style:family="text">
      <style:text-properties officeooo:rsid="00e94543"/>
    </style:style>
    <style:style style:name="T163" style:family="text">
      <style:text-properties officeooo:rsid="00f34516"/>
    </style:style>
    <style:style style:name="T164" style:family="text">
      <style:text-properties officeooo:rsid="0105057d"/>
    </style:style>
    <style:style style:name="T165" style:family="text">
      <style:text-properties officeooo:rsid="0107c2c4"/>
    </style:style>
    <style:style style:name="T166" style:family="text">
      <style:text-properties officeooo:rsid="0109056f"/>
    </style:style>
    <style:style style:name="T167" style:family="text">
      <style:text-properties officeooo:rsid="010b020a"/>
    </style:style>
    <style:style style:name="T168" style:family="text">
      <style:text-properties officeooo:rsid="010ccb59"/>
    </style:style>
    <style:style style:name="T169" style:family="text">
      <style:text-properties officeooo:rsid="010e0f9d"/>
    </style:style>
    <style:style style:name="T170" style:family="text">
      <style:text-properties officeooo:rsid="010e26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DD, </text:span><text:span text:style-name="T130">por quê usar</text:span><text:span text:style-name="T1">?</text:span></text:p>
      <text:p text:style-name="P12"><text:span text:style-name="T1"/></text:p>
      <text:p text:style-name="P13"><text:span text:style-name="T1">TDD é o desenvolvimento </text:span><text:span text:style-name="T155">de software</text:span><text:span text:style-name="T1"> orientado a testes, ou em inglês, </text:span><text:span text:style-name="T114">Test Driven Development</text:span><text:span text:style-name="T1">. Mas mais do que simplesmente testar seu código, TDD é uma filosofia, uma cultura. </text:span><text:span text:style-name="T4">Neste artigo você </text:span><text:span text:style-name="T139">conhecerá </text:span><text:span text:style-name="T132">um pouco sobre </text:span><text:span text:style-name="T138">su</text:span><text:span text:style-name="T132">a </text:span><text:span text:style-name="T131">motivação</text:span><text:span text:style-name="T136"> </text:span><text:span text:style-name="T137">e também</text:span><text:span text:style-name="T4"> </text:span><text:span text:style-name="T140">saberá </text:span><text:span text:style-name="T4">os fatores que </text:span><text:span text:style-name="T155">contribuem</text:span><text:span text:style-name="T4"> e </text:span><text:span text:style-name="T156">dificultam</text:span><text:span text:style-name="T4"> sua prática</text:span><text:span text:style-name="T131">.</text:span></text:p>
      <text:p text:style-name="P12"><text:span text:style-name="T4"/></text:p>
      <text:p text:style-name="P14"><text:span text:style-name="T4">Muitos fatores contribuem para que </text:span><text:span text:style-name="T6">inúmeros</text:span><text:span text:style-name="T4"> programadores deixem de utilizar TDD logo no início. Alguns deles são:</text:span></text:p>
      <text:p text:style-name="P12"><text:span text:style-name="T1"/></text:p>
      <text:p text:style-name="P1"><text:span text:style-name="T1">Dificuldade em começar</text:span></text:p>
      <text:p text:style-name="P1"><text:span text:style-name="T1"/></text:p>
      <text:p text:style-name="P12"><text:span text:style-name="T1"><text:tab/>Apesar de uma extensa </text:span><text:span text:style-name="T141">e clara </text:span><text:span text:style-name="T1">documentação, iniciar o desenvolvimento orientado a testes pode ser um trabalho árduo para muitos pelo simples fato de que geralmente muitos iniciantes tentam praticá-lo em código já existente. Este definitivamente não é o caminho. </text:span><text:span text:style-name="T2">A principal característica do desenvolvimento orientado a testes é que ele seja </text:span><text:span text:style-name="T7">orientado a testes</text:span><text:span text:style-name="T2">. </text:span><text:span text:style-name="T3">Em outras palavras o código que realizará sua lógica deve ser criado </text:span><text:span text:style-name="T10">somente </text:span><text:span text:style-name="T3">após a criação do teste </text:span><text:span text:style-name="T5">e isso torna-se algo de difícil aceitação </text:span><text:span text:style-name="T11">pois ainda não se tem nada e já </text:span><text:span text:style-name="T12">se faz necessário testar</text:span><text:span text:style-name="T11">.</text:span></text:p>
      <text:p text:style-name="P12"><text:span text:style-name="T11"/></text:p>
      <text:p text:style-name="P12"><text:span text:style-name="T11"/></text:p>
      <text:p text:style-name="P1"><text:span text:style-name="T13">Curva de apendizado</text:span></text:p>
      <text:p text:style-name="P1"><text:span text:style-name="T13"/></text:p>
      <text:p text:style-name="P15"><text:span text:style-name="T13"><text:tab/>Complementando o item anterior, este é outro motivo que faz programadores desistirem do desenvolvimento orientado a testes. Como qualquer nova tecnologia, para </text:span><text:span text:style-name="T157">a </text:span><text:span text:style-name="T13"><text:s/>pratica </text:span><text:span text:style-name="T157">de </text:span><text:span text:style-name="T13">TDD leva-se um bom tempo dependendo disponibilidade e principalmente da vontade do programador. </text:span></text:p>
      <text:p text:style-name="P15"><text:span text:style-name="T14"/></text:p>
      <text:p text:style-name="P15"><text:span text:style-name="T14"/></text:p>
      <text:p text:style-name="P2"><text:span text:style-name="T15">Tempo</text:span></text:p>
      <text:p text:style-name="P15"><text:span text:style-name="T15"/></text:p>
      <text:p text:style-name="P16"><text:span text:style-name="T13"><text:tab/>Engana-se quem pensa que produzirá mais código pelo simples fato de utilizar TDD. O TDD na verdade chega a desacelerar a produção de código. Quando falo em produção de código, me refiro à quantidade de linhas escritas. </text:span><text:span text:style-name="T14">Mas nisso tudo há vantagens e elas serão descritas mais a frente.</text:span></text:p>
      <text:p text:style-name="P16"><text:span text:style-name="T14"/></text:p>
      <text:p text:style-name="P16"><text:span text:style-name="T14"/></text:p>
      <text:p text:style-name="P3"><text:span text:style-name="T16">Cultura</text:span></text:p>
      <text:p text:style-name="P3"><text:span text:style-name="T16"/></text:p>
      <text:p text:style-name="P17"><text:span text:style-name="T16"><text:tab/>Muito fala-se de TDD no Brasil, mas ao questionarmos programadores de diversas empresas </text:span><text:span text:style-name="T17">muitos apresentam os motivos citados acima para não utilizá-lo. Existem sim </text:span><text:span text:style-name="T19">muitas </text:span><text:span text:style-name="T17">empresas e programadores que levam a prática a sério </text:span><text:span text:style-name="T18">e </text:span><text:span text:style-name="T142">a </text:span><text:span text:style-name="T18">evangelizam </text:span><text:span text:style-name="T20">justamente por conhecerem as vantagens que o TDD nos traz.</text:span></text:p>
      <text:p text:style-name="P17"><text:span text:style-name="T20"/></text:p>
      <text:p text:style-name="P17"><text:span text:style-name="T20"/></text:p>
      <text:p text:style-name="P10"><text:span text:style-name="T163">Nem tudo é tão ruim</text:span></text:p>
      <text:p text:style-name="P17"><text:span text:style-name="T20"/></text:p>
      <text:p text:style-name="P18"><text:span text:style-name="T21">Vistos alguns pontos que dificultam programadores a aderirem ao TDD, </text:span><text:span text:style-name="T143">listamos</text:span><text:span text:style-name="T21"> agora alguns </text:span><text:span text:style-name="T144">benefícios</text:span><text:span text:style-name="T21"> que esta prática nos fornece.</text:span></text:p>
      <text:p text:style-name="P18"><text:span text:style-name="T21"/></text:p>
      <text:p text:style-name="P18"><text:span text:style-name="T21"/></text:p>
      <text:p text:style-name="P18"><text:span text:style-name="T21"/></text:p>
      <text:p text:style-name="P4"><text:soft-page-break/><text:span text:style-name="T22">Qualidade do código</text:span></text:p>
      <text:p text:style-name="P4"><text:span text:style-name="T22"/></text:p>
      <text:p text:style-name="P19"><text:span text:style-name="T22"><text:tab/>Um dos principais ensinamentos, senão o principal, do TDD é que se algo não é possível de ser testado en</text:span><text:span text:style-name="T25">t</text:span><text:span text:style-name="T22">ão foi </text:span><text:span text:style-name="T25">desenvolvid</text:span><text:span text:style-name="T29">o</text:span><text:span text:style-name="T22"> de forma errada. Parece um pouco drástico mas não é. Em pouco tempo utilizando testes o programador percebe mudanças relevantes em sua forma de programar. </text:span><text:span text:style-name="T23">Em suma o uso de TDD ajuda o programador a elaborar um código </text:span><text:span text:style-name="T26">com </text:span><text:span text:style-name="T23">cada vez mais qualidade criando objetos concisos </text:span><text:span text:style-name="T28">e com menos dependências</text:span><text:span text:style-name="T27">.</text:span></text:p>
      <text:p text:style-name="P19"><text:span text:style-name="T22"/></text:p>
      <text:p text:style-name="P19"><text:span text:style-name="T22"/></text:p>
      <text:p text:style-name="P5"><text:span text:style-name="T24">Raciocínio</text:span></text:p>
      <text:p text:style-name="P19"><text:span text:style-name="T24"/></text:p>
      <text:p text:style-name="P19"><text:span text:style-name="T24"><text:tab/></text:span><text:span text:style-name="T30">Para que o código torne-se mais conciso, tenha menos acoplamentos e dependências o programador deve </text:span><text:span text:style-name="T32">forçar</text:span><text:span text:style-name="T30"> seu raciocínio </text:span><text:span text:style-name="T33">a níveis elevados</text:span><text:span text:style-name="T30">. </text:span><text:span text:style-name="T31">É muito difícil criar algo que realmente tenha um bom design. </text:span><text:span text:style-name="T34">Utilizando TDD o programador praticamente obriga-se a olhar seu código de outra forma </text:span><text:span text:style-name="T35">normalmente jamais </text:span><text:span text:style-name="T36">vista antes. Aí é que está a parte legal da coisa toda.</text:span></text:p>
      <text:p text:style-name="P19"><text:span text:style-name="T36"/></text:p>
      <text:p text:style-name="P19"><text:span text:style-name="T36"/></text:p>
      <text:p text:style-name="P5"><text:span text:style-name="T37">Segurança</text:span></text:p>
      <text:p text:style-name="P5"><text:span text:style-name="T37"/></text:p>
      <text:p text:style-name="P19"><text:span text:style-name="T37"><text:tab/></text:span><text:span text:style-name="T38">Ponto importantíssimo </text:span><text:span text:style-name="T39">para qualquer software nos dias de hoje. Mas não se engane, não estou falando de segurança da informação e sim de segurança ao desenvolver. Pense em uma situação em que o programador tenha um código que desenvolvera ha cerca de um ano. Como normalmente vivemos em um mundo com inúmeros softwares </text:span><text:span text:style-name="T40">desenvolvido</text:span><text:span text:style-name="T145">s</text:span><text:span text:style-name="T40"> ao longo d</text:span><text:span text:style-name="T146">e</text:span><text:span text:style-name="T40"> </text:span><text:span text:style-name="T146">cada </text:span><text:span text:style-name="T40">ano, torna-se muito difícil lembrar de tudo a respeito </text:span><text:span text:style-name="T41">de </text:span><text:span text:style-name="T158">um</text:span><text:span text:style-name="T41"> que merece </text:span><text:span text:style-name="T159">nossa </text:span><text:span text:style-name="T41">atenção </text:span><text:span text:style-name="T160">em determinado</text:span><text:span text:style-name="T41"> momento. </text:span><text:span text:style-name="T42">Normalmente </text:span><text:span text:style-name="T147">deve-se realizar</text:span><text:span text:style-name="T42"> um trabalho bastante cauteloso </text:span><text:span text:style-name="T148">para</text:span><text:span text:style-name="T43"> </text:span><text:span text:style-name="T148">nova </text:span><text:span text:style-name="T43">implementação </text:span><text:span text:style-name="T44">em um software que encontra-se em produção. </text:span><text:span text:style-name="T45">Toda e qualquer alteração </text:span><text:span text:style-name="T46">deve ser minu</text:span><text:span text:style-name="T149">n</text:span><text:span text:style-name="T46">ciosamente testada e garantida que não afetará demais módulos do software. </text:span><text:span text:style-name="T47">Fazer isto manualmente é realmente complicado pois até então não sabe-se </text:span><text:span text:style-name="T161">(ou lembra-se)</text:span><text:span text:style-name="T47"> ao certo </text:span><text:span text:style-name="T48">quem afeta quem no sistema. </text:span><text:span text:style-name="T49">Com a prática de TDD cada pequeno passo do software está devidamente testado. Ou seja, </text:span><text:span text:style-name="T50">com este cenário o programador pode realizar qualquer alteração sem medo </text:span><text:span text:style-name="T150">e sem culpa</text:span><text:span text:style-name="T50">. </text:span></text:p>
      <text:p text:style-name="P20"><text:span text:style-name="T51">Como cada pequeno passo tomado pelo sistema está testado </text:span><text:span text:style-name="T52">ao qualquer módulo ou funcionalidade sofrer alteração, com poucos segundos descobre-se se houveram quebras e o melhor de tudo, onde foram essas quebras. Com isso em mãos a correção das quebras torna-se uma tarefa simples sem frustrar o cliente </text:span><text:span text:style-name="T152">e</text:span><text:span text:style-name="T151"> o usuário</text:span><text:span text:style-name="T52">.</text:span></text:p>
      <text:p text:style-name="P20"><text:span text:style-name="T52"/></text:p>
      <text:p text:style-name="P20"><text:span text:style-name="T52"/></text:p>
      <text:p text:style-name="P6"><text:span text:style-name="T53">Trabalho em equipe</text:span></text:p>
      <text:p text:style-name="P6"><text:span text:style-name="T53"/></text:p>
      <text:p text:style-name="P20"><text:span text:style-name="T53"><text:tab/></text:span><text:span text:style-name="T54">Por prover ma</text:span><text:span text:style-name="T55">is</text:span><text:span text:style-name="T54"> segurança o trabalho em equipe torna-se muito mais proveitoso </text:span><text:span text:style-name="T56">eliminando discussões e dúvidas desnecessárias. </text:span><text:span text:style-name="T57">Ao entrar no desenvolvimento do projeto o novo desenvolvedor tem apenas o trabalho de entender qual task deve ser realizada e ler os testes das features já desenvolvidas. </text:span><text:span text:style-name="T58">Ao rodar os testes pela primeira vez o programador descobre se está no caminho de ter um entregável mais rapidamente e com segurança. Existem empresas em que um novo programador tem entregáveis logo no primeiro dia de trabalho. Sem testes normalmente h</text:span><text:span text:style-name="T153">averia</text:span><text:span text:style-name="T58"> um período de adaptação para prévio entendimento </text:span><text:span text:style-name="T59">do que há no sistema no momento de seu ingresso ao time de desenvolvimento.</text:span></text:p>
      <text:p text:style-name="P20"><text:span text:style-name="T59"/></text:p>
      <text:p text:style-name="P6"><text:soft-page-break/><text:span text:style-name="T60">Documentação</text:span></text:p>
      <text:p text:style-name="P6"><text:span text:style-name="T60"/></text:p>
      <text:p text:style-name="P20"><text:span text:style-name="T60"><text:tab/></text:span><text:span text:style-name="T61">Ao criar testes descritivos </text:span><text:span text:style-name="T62">estes servem como uma excelente documentação para o software. </text:span><text:span text:style-name="T63">Quando qualquer programador for rodar os testes, basta habilitar o modo </text:span><text:span text:style-name="T113">verbose</text:span><text:span text:style-name="T63"> que uma “história” é contada </text:span><text:span text:style-name="T64">eliminando </text:span><text:span text:style-name="T65">o árduo </text:span><text:span text:style-name="T154">trabalho</text:span><text:span text:style-name="T65"> de documentar </text:span><text:span text:style-name="T66">um software onde nos meios tradicionais tende a defasar-se. </text:span><text:span text:style-name="T67">O problema é que a documentação tradicional raramente segue o mesmo ritmo do desenvolvimento. Com os testes unitários a “documentação” é gerada antes mesmo da nova feature ser implementada </text:span><text:span text:style-name="T162">e permanece fiel a qualquer alteração.</text:span></text:p>
      <text:p text:style-name="P20"><text:span text:style-name="T67"/></text:p>
      <text:p text:style-name="P20"><text:span text:style-name="T67"/></text:p>
      <text:p text:style-name="P21"><text:span text:style-name="T68">Até aqui temos os pontos negativos e positivos do desenvolvimento orientado a testes. Agora vamos aprender um pouco sobre o que é TDD.</text:span></text:p>
      <text:p text:style-name="P21"><text:span text:style-name="T68"/></text:p>
      <text:p text:style-name="P22"><text:span text:style-name="T69">O TDD (Test Driven Development) </text:span><text:span text:style-name="T70">baseia-se em três passos, vermelho-verde-refatora. O </text:span><text:span text:style-name="T9">vermelho</text:span><text:span text:style-name="T70"> é a escrita do primeiro teste antes mesmo da lógica existir. O </text:span><text:span text:style-name="T9">verde</text:span><text:span text:style-name="T70"> é o ponto em que a lógica para </text:span><text:span text:style-name="T71">que o teste previamente criado passe. Esta lógica deve ser desenvolvida da forma mais simples possível eliminando </text:span><text:span text:style-name="T72">complexidades desnecessárias fazendo com que a evolução do código ocorra de forma segura. O </text:span><text:span text:style-name="T8">refatora </text:span><text:span text:style-name="T73">é a melhoria do código. </text:span><text:span text:style-name="T74">Neste ponto são removidas duplicações, </text:span><text:span text:style-name="T75">múltiplas responsabilidades </text:span><text:span text:style-name="T76">e </text:span><text:span text:style-name="T77">o código fica cada vez mais próximo de </text:span><text:span text:style-name="T78">sua versão final.</text:span></text:p>
      <text:p text:style-name="P22"><text:span text:style-name="T78"/></text:p>
      <text:p text:style-name="P23"><text:span text:style-name="T79">Para que o processo vermelho-verde-refatora seja </text:span><text:span text:style-name="T80">d</text:span><text:span text:style-name="T81">e fato implementado, utiliza-se baby steps ou passos de bebê. Esta técnica consiste em realizar um pequeno passo de cada vez, se uma lógica é complexa de ser desenvolvida ela é dividida em muitas pequenas partes que evoluem até sua solução final. Obviamente que esta técnica é aplicável preferencialmente em </text:span><text:span text:style-name="T82">processos complexos que dependem de muitas variáveis. </text:span><text:span text:style-name="T83">Para processos simples nem sempre é </text:span><text:span text:style-name="T84">a</text:span><text:span text:style-name="T83"> mais indicad</text:span><text:span text:style-name="T84">a</text:span><text:span text:style-name="T83">.</text:span></text:p>
      <text:p text:style-name="P23"><text:span text:style-name="T83"/></text:p>
      <text:p text:style-name="P24"><text:span text:style-name="T86">Os testes devem ser unitários. Isto implica em um teste automatizado certificar-se de apenas uma funcionalidade </text:span><text:span text:style-name="T87">do código </text:span><text:span text:style-name="T86">utilizando para isso quantos </text:span><text:span text:style-name="T115">asserts </text:span><text:span text:style-name="T118">forem necessários. </text:span><text:span text:style-name="T119">Por serem testes automatizados </text:span><text:span text:style-name="T120">são f</text:span><text:span text:style-name="T122">á</text:span><text:span text:style-name="T120">cil e rapidamente executados eliminando testes </text:span><text:span text:style-name="T121">manuais que encarecem o software em vários aspectos. </text:span><text:span text:style-name="T123">Devido à dinâmica de tais testes é possível </text:span><text:span text:style-name="T125">vincular </text:span><text:span text:style-name="T126">o software</text:span><text:span text:style-name="T123"> com </text:span><text:span text:style-name="T124">ferramentas de integração contínua como </text:span><text:span text:style-name="T116">Jenkins </text:span><text:span text:style-name="T127">reduzindo ainda mais o custo </text:span><text:span text:style-name="T129">(tempo de desenvolvimento)</text:span><text:span text:style-name="T127"> </text:span><text:span text:style-name="T128">do mesmo.</text:span></text:p>
      <text:p text:style-name="P23"><text:span text:style-name="T83"/></text:p>
      <text:p text:style-name="P23"><text:span text:style-name="T83"/></text:p>
      <text:p text:style-name="P11"><text:span text:style-name="T112">Concluindo</text:span></text:p>
      <text:p text:style-name="P25"><text:span text:style-name="T85"/></text:p>
      <text:p text:style-name="P26"><text:span text:style-name="T86">Como ficou claro a prática do desenvolvimento orientado a testes </text:span><text:span text:style-name="T88">pode ser penosa para quem está começando mas muito prática para quem já </text:span><text:span text:style-name="T89">a tem como parte de seu dia a dia. </text:span><text:span text:style-name="T90">Ao utilizar TDD o programador “</text:span><text:span text:style-name="T91">perde” em linhas de código por hora mas ganha minutos, horas, dias e quem sabe até semanas na prevenção de novos erros e correção dos que ocorrem durante a implementação de uma nova feature.</text:span></text:p>
      <text:p text:style-name="P27"><text:span text:style-name="T105">Detalhe que o método TDD parte do princípio que o teste sempre deve ser implementado antes do código de produção.</text:span></text:p>
      <text:p text:style-name="P26"><text:span text:style-name="T91"/></text:p>
      <text:p text:style-name="P26"><text:span text:style-name="T92">Em suma tudo vai depender to porte do projeto em que se está trabalhando, da cultura da empresa</text:span><text:span text:style-name="T93"> e da vontade de programadores mas sabe-se que quem utiliza TDD </text:span><text:span text:style-name="T94">reconhece suas vantagens.</text:span><text:span text:style-name="T89"> </text:span></text:p>
      <text:p text:style-name="P26"><text:span text:style-name="T89"/></text:p>
      <text:p text:style-name="P28"><text:soft-page-break/><text:span text:style-name="T95">Agora que você já tem uma noção do que é TDD, </text:span><text:span text:style-name="T102">suas vantagens e desvantagens, </text:span><text:span text:style-name="T95">sugiro a </text:span><text:span text:style-name="T99">ler sobre</text:span><text:span text:style-name="T95"> </text:span><text:span text:style-name="T117">xUnit</text:span><text:span text:style-name="T95">. </text:span><text:span text:style-name="T98">O x</text:span><text:span text:style-name="T97">U</text:span><text:span text:style-name="T95">nit </text:span><text:span text:style-name="T96">é um framework de testes disponível para várias linguagens </text:span><text:span text:style-name="T103">de programação</text:span><text:span text:style-name="T96">. </text:span><text:span text:style-name="T100">Em PHP temos o PHPUnit, em <text:s/>java o jUnit </text:span><text:span text:style-name="T101">e demais linguagens possuem seus frameworks </text:span><text:span text:style-name="T104">que tem a mesma finalidade, criar um ecossistema para que o programador desenvolva orientando-se a testes.</text:span></text:p>
      <text:p text:style-name="P28"><text:span text:style-name="T104"/></text:p>
      <text:p text:style-name="P28"><text:span text:style-name="T104"/></text:p>
      <text:p text:style-name="P9"><text:span text:style-name="T165">Palavras-chave sugeridas</text:span></text:p>
      <text:p text:style-name="P30"><text:span text:style-name="T165"/></text:p>
      <text:p text:style-name="P31"><text:span text:style-name="T166">TDD, </text:span><text:span text:style-name="T169">t</text:span><text:span text:style-name="T168">estes automatizados, testes unitários, </text:span><text:span text:style-name="T169">refatoração, </text:span><text:span text:style-name="T170">xUnit</text:span></text:p>
      <text:p text:style-name="P28"><text:span text:style-name="T104"/></text:p>
      <text:p text:style-name="P7"><text:span text:style-name="T164">Referências</text:span></text:p>
      <text:p text:style-name="P29"><text:span text:style-name="T106"/></text:p>
      <text:p text:style-name="P33"><text:span text:style-name="T134">TDD → </text:span><text:a xlink:type="simple" xlink:href="http://pt.wikipedia.org/wiki/Test_Driven_Development"><text:span text:style-name="T107">http://pt.wikipedia.org/wiki/Test_Driven_Development</text:span></text:a></text:p>
      <text:p text:style-name="P32"><text:span text:style-name="T133">xUnit → </text:span><text:a xlink:type="simple" xlink:href="http://www.martinfowler.com/bliki/Xunit.html"><text:span text:style-name="T106">http://www.martinfowler.com/bliki/Xunit.html</text:span></text:a></text:p>
      <text:p text:style-name="P34"><text:span text:style-name="T135">PHPUnit →</text:span><text:a xlink:type="simple" xlink:href="http://phpunit.de/manual/3.7/pt_br/automating-tests.html"><text:span text:style-name="T108">http://phpunit.de/manual/3.7/pt_br/automating-tests.html</text:span></text:a></text:p>
      <text:p text:style-name="P34"><text:span text:style-name="T135">jUnit → </text:span><text:a xlink:type="simple" xlink:href="http://junit.org/"><text:span text:style-name="T108">http://junit.org/</text:span></text:a></text:p>
      <text:p text:style-name="P29"><text:span text:style-name="T106"/></text:p>
      <text:p text:style-name="P29"><text:span text:style-name="T106"/></text:p>
      <text:p text:style-name="P29"><text:span text:style-name="T106"/></text:p>
      <text:p text:style-name="P8"><text:span text:style-name="T109">Andre Cardoso</text:span></text:p>
      <text:p text:style-name="P29"><text:span text:style-name="T10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Bitter" svg:font-family="Bitter, Georgia, serif"/>
    <style:font-face style:name="Lohit Hindi1" svg:font-family="'Lohit Hindi'"/>
    <style:font-face style:name="Source Sans Pro" svg:font-family="'Source Sans Pro', Helvetica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20:25:15</meta:creation-date>
    <dc:date>2013-12-04T00:37:03</dc:date>
    <meta:editing-duration>PT4H7M3S</meta:editing-duration>
    <meta:editing-cycles>244</meta:editing-cycles>
    <meta:generator>LibreOffice/4.0.2.2$Linux_x86 LibreOffice_project/400m0$Build-2</meta:generator>
    <meta:document-statistic meta:table-count="0" meta:image-count="0" meta:object-count="0" meta:page-count="4" meta:paragraph-count="41" meta:word-count="1333" meta:character-count="8472" meta:non-whitespace-character-count="7166"/>
  </office:meta>
</office:document-meta>
</file>